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a5149" officeooo:paragraph-rsid="00255184"/>
    </style:style>
    <style:style style:name="P2" style:family="paragraph" style:parent-style-name="Standard">
      <style:text-properties officeooo:rsid="001a5149" officeooo:paragraph-rsid="001a5149"/>
    </style:style>
    <style:style style:name="P3" style:family="paragraph" style:parent-style-name="Standard">
      <style:text-properties officeooo:rsid="001bcdd4" officeooo:paragraph-rsid="001bcdd4"/>
    </style:style>
    <style:style style:name="P4" style:family="paragraph" style:parent-style-name="Standard">
      <style:text-properties officeooo:paragraph-rsid="001bcdd4"/>
    </style:style>
    <style:style style:name="P5" style:family="paragraph" style:parent-style-name="Text_20_body">
      <style:text-properties officeooo:paragraph-rsid="001f4d98"/>
    </style:style>
    <style:style style:name="P6" style:family="paragraph" style:parent-style-name="Text_20_body">
      <style:text-properties officeooo:rsid="001bcdd4"/>
    </style:style>
    <style:style style:name="P7" style:family="paragraph" style:parent-style-name="Text_20_body">
      <style:text-properties fo:font-weight="bold"/>
    </style:style>
    <style:style style:name="P8" style:family="paragraph" style:parent-style-name="Text_20_body">
      <style:text-properties fo:font-weight="bold" officeooo:rsid="001bcdd4"/>
    </style:style>
    <style:style style:name="P9" style:family="paragraph" style:parent-style-name="Text_20_body">
      <style:text-properties officeooo:paragraph-rsid="00255184"/>
    </style:style>
    <style:style style:name="P10" style:family="paragraph" style:parent-style-name="Title">
      <style:text-properties fo:font-size="20pt" style:font-size-asian="20pt" style:font-size-complex="20pt"/>
    </style:style>
    <style:style style:name="T1" style:family="text">
      <style:text-properties officeooo:rsid="001a5149"/>
    </style:style>
    <style:style style:name="T2" style:family="text">
      <style:text-properties officeooo:rsid="001bcdd4"/>
    </style:style>
    <style:style style:name="T3" style:family="text">
      <style:text-properties fo:font-weight="bold"/>
    </style:style>
    <style:style style:name="T4" style:family="text">
      <style:text-properties fo:font-weight="bold" officeooo:rsid="001bcdd4"/>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fo:font-weight="bold"/>
    </style:style>
    <style:style style:name="T8" style:family="text">
      <style:text-properties fo:font-style="italic" fo:font-weight="bold" officeooo:rsid="001bcdd4"/>
    </style:style>
    <style:style style:name="T9" style:family="text">
      <style:text-properties fo:font-style="italic" officeooo:rsid="001bcdd4"/>
    </style:style>
    <style:style style:name="T10" style:family="text">
      <style:text-properties officeooo:rsid="00255184"/>
    </style:style>
    <style:style style:name="T11" style:family="text">
      <style:text-properties officeooo:rsid="00263ce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Versions Java</text:p>
      <text:p text:style-name="P2"/>
      <text:p text:style-name="P5"><text:span text:style-name="T1">JLS - </text:span><text:span text:style-name="Emphasis"><text:span text:style-name="T1">Java Language Specification</text:span></text:span><text:span text:style-name="T1"> </text:span></text:p>
      <text:p text:style-name="P5">JSR - <text:span text:style-name="Emphasis">Java Specification Requests</text:span></text:p>
      <text:p text:style-name="P5">JEP - <text:span text:style-name="Emphasis">JDK Enhancement Proposal</text:span> </text:p>
      <text:p text:style-name="P2"/>
      <text:h text:style-name="P1" text:outline-level="1">Java 1<text:span text:style-name="T10">5</text:span> – <text:span text:style-name="T11">juillet</text:span> 202<text:span text:style-name="T11">0</text:span></text:h>
      <text:p text:style-name="Text_20_body"><text:span text:style-name="T5">JEP 360</text:span> : Sealed Classes</text:p>
      <text:p text:style-name="Text_20_body">Les Sealed Classes permettent de limiter le nombre d’implémentations d’une classe ou d’une interface à une liste prédéfinie. La hiérarchie de cette classe/interface est donc close (scellée / sealed).</text:p>
      <text:p text:style-name="P9"><text:span text:style-name="T5">JEP 339</text:span>: Edwards-Curve Digital Signature Algorithm (EdDSA). Implémentation de l’algorithme de cryptographie EdDSA</text:p>
      <text:p text:style-name="P9"/>
      <text:h text:style-name="Heading_20_1" text:outline-level="1">Java 16 – mars 2021 - <text:span text:style-name="T2">17 fonctionnalités</text:span></text:h>
      <text:p text:style-name="P3"/>
      <text:p text:style-name="P8">Améliorations du langage présentées dans JDK 14 et finalisées dans JDK 16</text:p>
      <text:p text:style-name="Text_20_body"><text:span text:style-name="T3">JEP 394 :</text:span> <text:a xlink:type="simple" xlink:href="https://openjdk.java.net/jeps/394" office:target-frame-name="_blank" xlink:show="new" text:style-name="Internet_20_link" text:visited-style-name="Visited_20_Internet_20_Link"><text:span text:style-name="T7">Filtrage par motif (Pattern Matching) pour instanceof</text:span></text:a> – Enrichit le langage de programmation Java avec le filtrage par motif pour l’instance de l'opérateur.</text:p>
      <text:p text:style-name="Text_20_body"><text:span text:style-name="T3">JEP 395 :</text:span> <text:a xlink:type="simple" xlink:href="https://openjdk.java.net/jeps/395" office:target-frame-name="_blank" xlink:show="new" text:style-name="Internet_20_link" text:visited-style-name="Visited_20_Internet_20_Link"><text:span text:style-name="T7">Enregistrements</text:span></text:a> – Enrichit le langage de programmation Java avec des enregistrements <text:span text:style-name="T6">(Records)</text:span>, à savoir des classes agissant comme des transporteurs transparents de données non modifiables. Les enregistrements peuvent être vus comme des tuples nominaux.</text:p>
      <text:p text:style-name="P7">Nouvel outil pour améliorer la productivité des développeurs</text:p>
      <text:p text:style-name="Text_20_body"><text:span text:style-name="T3">JEP 392 :</text:span> <text:a xlink:type="simple" xlink:href="https://openjdk.java.net/jeps/392" office:target-frame-name="_blank" xlink:show="new" text:style-name="Internet_20_link" text:visited-style-name="Visited_20_Internet_20_Link"><text:span text:style-name="T7">Outil de packaging</text:span></text:a> – Fournit l'outil <text:span text:style-name="T6">jpackage</text:span> pour packager des applications Java auto-contenues.</text:p>
      <text:p text:style-name="P7">Améliorations de la gestion de la mémoire pour augmenter encore les performances</text:p>
      <text:p text:style-name="Text_20_body"><text:span text:style-name="T3">JEP 387 :</text:span> <text:a xlink:type="simple" xlink:href="https://openjdk.java.net/jeps/387" office:target-frame-name="_blank" xlink:show="new" text:style-name="Internet_20_link" text:visited-style-name="Visited_20_Internet_20_Link"><text:span text:style-name="T7">Méta-espace élastique</text:span></text:a> – Restitue plus rapidement au système d'exploitation la mémoire classe-métadonnées HotSpot inutilisée (c'est-à-dire le méta-espace, ou <text:span text:style-name="T6">metaspace</text:span>), diminue l'empreinte du méta-espace et simplifie le code du méta-espace pour réduire les coûts de maintenance.</text:p>
      <text:p text:style-name="Text_20_body"><text:span text:style-name="T3">JEP 376 :</text:span> <text:a xlink:type="simple" xlink:href="https://openjdk.java.net/jeps/376" office:target-frame-name="_blank" xlink:show="new" text:style-name="Internet_20_link" text:visited-style-name="Visited_20_Internet_20_Link"><text:span text:style-name="T7">ZGC : Traitement simultané de la pile de threads</text:span></text:a> – Déplace le traitement de la pile de threads de ZGC des points de sécurité <text:span text:style-name="T6">(safepoints)</text:span> vers une phase concurrente. Ce travail supprime le dernier goulet d'étranglement significatif pour le traitement concurrent des piles.</text:p>
      <text:p text:style-name="P7">Amélioration du réseau pour renforcer la souplesse et la productivité des développeurs</text:p>
      <text:p text:style-name="Text_20_body"><text:soft-page-break/><text:span text:style-name="T3">JEP 380 :</text:span> <text:a xlink:type="simple" xlink:href="https://openjdk.java.net/jeps/380" office:target-frame-name="_blank" xlink:show="new" text:style-name="Internet_20_link" text:visited-style-name="Visited_20_Internet_20_Link"><text:span text:style-name="T7">Canaux des sockets de domaine UNIX</text:span></text:a> – Ajoute le support de toutes les fonctionnalités des sockets de domaine Unix (communes à Windows et aux plus grands plateformes Unix) aux API de canaux de socket et de canaux de socket serveur dans le package java.nio.channels. Les sockets de domaine Unix sont utilisées pour les communications inter-processus (IPC) sur le même hôte. Elles sont en de nombreux points comparables aux sockets TCP/IP, sauf qu'elles sont adressées par des noms de chemin du système de fichiers plutôt que par des adresses et des numéros de port Internet Protocol (IP).</text:p>
      <text:p text:style-name="P7">Traitement du code incompatible avec les évolutions futures</text:p>
      <text:p text:style-name="Text_20_body"><text:span text:style-name="T3">JEP 396 :</text:span> <text:a xlink:type="simple" xlink:href="https://openjdk.java.net/jeps/396" office:target-frame-name="_blank" xlink:show="new" text:style-name="Internet_20_link" text:visited-style-name="Visited_20_Internet_20_Link"><text:span text:style-name="T7">Encapsulage fort des internes du JDK par défaut</text:span></text:a> – Dans le JDK 9 nous avions encapsulé fortement les nouveaux éléments de l'API interne, afin d'en limiter l'accès. Cependant, pour faciliter la migration, JDK 9 avait délibérément choisi de ne pas encapsuler fortement à l'exécution le contenu des packages qui existaient dans JDK 8. JDK 16 restreint cette contrainte en encapsulant par défaut la plupart des éléments internes du JDK, sauf pour des API internes critiques telles que sun.misc.Unsafe. Les utilisateurs finaux peuvent toujours choisir l'encapsulation forte plus légère qui était le comportement par défaut depuis JDK 9. Cette solution encourage les développeurs à migrer de l'utilisation d'éléments internes à l'utilisation des API standards, afin qu'eux-mêmes et leurs utilisateurs puissent passer sans problème aux futures versions de Java.</text:p>
      <text:p text:style-name="Text_20_body"><text:span text:style-name="T3">JEP 390 :</text:span> <text:a xlink:type="simple" xlink:href="https://openjdk.java.net/jeps/390" office:target-frame-name="_blank" xlink:show="new" text:style-name="Internet_20_link" text:visited-style-name="Visited_20_Internet_20_Link"><text:span text:style-name="T7">Avertissements pour les classes basées sur des valeurs</text:span></text:a> – Désigne les classes enveloppantes primitives comme étant basées sur des valeurs et déprécie leurs constructeurs pour encourager leur suppression, en générant de nouveaux avertissements de dépréciation. Génère des avertissements de tentatives inappropriées de synchronisation sur des instances de toute classe basée sur des valeurs dans la plateforme Java.</text:p>
      <text:p text:style-name="P7">Fonctionnalités en statut d'incubation et de préversion (preview)</text:p>
      <text:p text:style-name="Text_20_body"><text:span text:style-name="T3">JEP 338 :</text:span> <text:a xlink:type="simple" xlink:href="https://openjdk.java.net/jeps/338" office:target-frame-name="_blank" xlink:show="new" text:style-name="Internet_20_link" text:visited-style-name="Visited_20_Internet_20_Link"><text:span text:style-name="T7">API</text:span></text:a><text:a xlink:type="simple" xlink:href="https://openjdk.java.net/jeps/338" office:target-frame-name="_blank" xlink:show="new" text:style-name="Internet_20_link" text:visited-style-name="Visited_20_Internet_20_Link"> </text:a><text:a xlink:type="simple" xlink:href="https://openjdk.java.net/jeps/338" office:target-frame-name="_blank" xlink:show="new" text:style-name="Internet_20_link" text:visited-style-name="Visited_20_Internet_20_Link"><text:span text:style-name="T7">Vecteur</text:span></text:a><text:a xlink:type="simple" xlink:href="https://openjdk.java.net/jeps/338" office:target-frame-name="_blank" xlink:show="new" text:style-name="Internet_20_link" text:visited-style-name="Visited_20_Internet_20_Link"> </text:a><text:a xlink:type="simple" xlink:href="https://openjdk.java.net/jeps/338" office:target-frame-name="_blank" xlink:show="new" text:style-name="Internet_20_link" text:visited-style-name="Visited_20_Internet_20_Link"><text:span text:style-name="T3">(incubation)</text:span></text:a> – Fournit une itération initiale d'un module en incubation, jdk.incubator.vector, pour exprimer des calculs de vecteurs se compilant de façon fiable à l'exécution vers des instructions matérielles optimales de vecteurs sur les architectures CPU supportées.</text:p>
      <text:p text:style-name="Text_20_body"><text:span text:style-name="T3">JEP 389 :</text:span> <text:a xlink:type="simple" xlink:href="https://openjdk.java.net/jeps/389" office:target-frame-name="_blank" xlink:show="new" text:style-name="Internet_20_link" text:visited-style-name="Visited_20_Internet_20_Link"><text:span text:style-name="T7">API d'édition de liens étrangers</text:span></text:a><text:a xlink:type="simple" xlink:href="https://openjdk.java.net/jeps/389" office:target-frame-name="_blank" xlink:show="new" text:style-name="Internet_20_link" text:visited-style-name="Visited_20_Internet_20_Link"> </text:a><text:a xlink:type="simple" xlink:href="https://openjdk.java.net/jeps/389" office:target-frame-name="_blank" xlink:show="new" text:style-name="Internet_20_link" text:visited-style-name="Visited_20_Internet_20_Link"><text:span text:style-name="T3">(incubation)</text:span></text:a> – Introduit <text:span text:style-name="T6">Foreign Linker API</text:span>, une API offrant un accès au code natif pur-Java typé statiquement.</text:p>
      <text:p text:style-name="Text_20_body"><text:span text:style-name="T3">JEP 393 :</text:span> <text:a xlink:type="simple" xlink:href="https://openjdk.java.net/jeps/393" office:target-frame-name="_blank" xlink:show="new" text:style-name="Internet_20_link" text:visited-style-name="Visited_20_Internet_20_Link"><text:span text:style-name="T7">API d'accès à la mémoire étrangère</text:span></text:a><text:a xlink:type="simple" xlink:href="https://openjdk.java.net/jeps/393" office:target-frame-name="_blank" xlink:show="new" text:style-name="Internet_20_link" text:visited-style-name="Visited_20_Internet_20_Link"> </text:a><text:a xlink:type="simple" xlink:href="https://openjdk.java.net/jeps/393" office:target-frame-name="_blank" xlink:show="new" text:style-name="Internet_20_link" text:visited-style-name="Visited_20_Internet_20_Link"><text:span text:style-name="T3">(troisième incubation)</text:span></text:a> – Introduit une API permettant aux programmes Java d'accéder de façon sure et efficace à la mémoire étrangère à l'extérieur du heap Java.</text:p>
      <text:p text:style-name="Text_20_body"><text:span text:style-name="T3">JEP 397 :</text:span> <text:a xlink:type="simple" xlink:href="https://openjdk.java.net/jeps/397" office:target-frame-name="_blank" xlink:show="new" text:style-name="Internet_20_link" text:visited-style-name="Visited_20_Internet_20_Link"><text:span text:style-name="T7">Classes</text:span></text:a><text:a xlink:type="simple" xlink:href="https://openjdk.java.net/jeps/397" office:target-frame-name="_blank" xlink:show="new" text:style-name="Internet_20_link" text:visited-style-name="Visited_20_Internet_20_Link"> </text:a><text:a xlink:type="simple" xlink:href="https://openjdk.java.net/jeps/397" office:target-frame-name="_blank" xlink:show="new" text:style-name="Internet_20_link" text:visited-style-name="Visited_20_Internet_20_Link"><text:span text:style-name="T7">scellées</text:span></text:a><text:a xlink:type="simple" xlink:href="https://openjdk.java.net/jeps/397" office:target-frame-name="_blank" xlink:show="new" text:style-name="Internet_20_link" text:visited-style-name="Visited_20_Internet_20_Link"> </text:a><text:a xlink:type="simple" xlink:href="https://openjdk.java.net/jeps/397" office:target-frame-name="_blank" xlink:show="new" text:style-name="Internet_20_link" text:visited-style-name="Visited_20_Internet_20_Link"><text:span text:style-name="T3">(deuxième préversion)</text:span></text:a> – Enrichit le langage de programmation Java avec des classes et interfaces scellées. Les classes et interfaces scellées restreignent les autres classes ou interfaces qui pourront les étendre ou les implémenter.</text:p>
      <text:p text:style-name="P7">Améliorations pour les contributeurs d'OpenJDK</text:p>
      <text:p text:style-name="Text_20_body"><text:span text:style-name="T3">JEP 347 :</text:span> <text:a xlink:type="simple" xlink:href="https://openjdk.java.net/jeps/347" office:target-frame-name="_blank" xlink:show="new" text:style-name="Internet_20_link" text:visited-style-name="Visited_20_Internet_20_Link"><text:span text:style-name="T7">Autorise les fonctionnalités du langage C++14 </text:span></text:a><text:a xlink:type="simple" xlink:href="https://openjdk.java.net/jeps/347" office:target-frame-name="_blank" xlink:show="new" text:style-name="Internet_20_link" text:visited-style-name="Visited_20_Internet_20_Link"><text:span text:style-name="T3">(dans le code source du JDK)</text:span></text:a> – Permet l'utilisation des fonctionnalités du langage C++14 dans le code source C++ du JDK, et formule des recommandations précises sur les fonctionnalités qui peuvent être utilisées dans le code HotSpot.</text:p>
      <text:p text:style-name="Text_20_body"><text:span text:style-name="T3">JEP 357 :</text:span> <text:a xlink:type="simple" xlink:href="https://openjdk.java.net/jeps/357" office:target-frame-name="_blank" xlink:show="new" text:style-name="Internet_20_link" text:visited-style-name="Visited_20_Internet_20_Link"><text:span text:style-name="T7">Migration de Mercurial vers Git</text:span></text:a> – Migre les référentiels de codes sources de la communauté OpenJDK depuis Mercurial (hg) vers Git.</text:p>
      <text:p text:style-name="Text_20_body"><text:soft-page-break/><text:span text:style-name="T3">JEP 369 :</text:span> <text:a xlink:type="simple" xlink:href="https://openjdk.java.net/jeps/369" office:target-frame-name="_blank" xlink:show="new" text:style-name="Internet_20_link" text:visited-style-name="Visited_20_Internet_20_Link"><text:span text:style-name="T7">Migration vers GitHub</text:span></text:a> – Héberge les référentiels Git de la communauté OpenJDK sur GitHub.</text:p>
      <text:p text:style-name="P7">De nouveaux portages pour le support de Java sur encore plus de plateformes</text:p>
      <text:p text:style-name="Text_20_body"><text:span text:style-name="T3">JEP 386 :</text:span> <text:a xlink:type="simple" xlink:href="https://openjdk.java.net/jeps/386" office:target-frame-name="_blank" xlink:show="new" text:style-name="Internet_20_link" text:visited-style-name="Visited_20_Internet_20_Link"><text:span text:style-name="T7">Portage Alpine Linux</text:span></text:a> – Porte le JDK sur Alpine Linux, et sur d'autres distributions Linux utilisant musl comme bibliothèque C primaire, sur les deux architectures x64 et AArch64.</text:p>
      <text:p text:style-name="Text_20_body"><text:span text:style-name="T3">JEP 388 :</text:span> <text:a xlink:type="simple" xlink:href="https://openjdk.java.net/jeps/388" office:target-frame-name="_blank" xlink:show="new" text:style-name="Internet_20_link" text:visited-style-name="Visited_20_Internet_20_Link"><text:span text:style-name="T7">Portage Windows/Aarch64</text:span></text:a> – Porte le JDK sur Windows/AArch64.</text:p>
      <text:p text:style-name="Text_20_body"/>
      <text:p text:style-name="Text_20_body"/>
      <text:p text:style-name="P6"/>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8T13:59:51.806320673</meta:creation-date>
    <dc:date>2021-04-08T14:51:22.143197525</dc:date>
    <meta:editing-duration>PT51M24S</meta:editing-duration>
    <meta:editing-cycles>15</meta:editing-cycles>
    <meta:generator>LibreOffice/6.4.6.2$Linux_X86_64 LibreOffice_project/40$Build-2</meta:generator>
    <meta:document-statistic meta:table-count="0" meta:image-count="0" meta:object-count="0" meta:page-count="3" meta:paragraph-count="34" meta:word-count="855" meta:character-count="5734" meta:non-whitespace-character-count="4892"/>
  </office:meta>
</office:document-meta>
</file>